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6.74pt"/>
    </style:style>
    <style:style style:name="co2" style:family="table-column">
      <style:table-column-properties fo:break-before="auto" style:column-width="173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5" table:default-cell-style-name="ce2"/>
        <table:table-row table:style-name="ro1">
          <table:table-cell table:style-name="ce1" office:value-type="string" calcext:value-type="string">
            <text:p>Lass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FDP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.0803266480565071" calcext:value-type="float">
            <text:p>0.080326648056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892390467226505" calcext:value-type="float">
            <text:p>0.0892390467226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0650961197912693" calcext:value-type="float">
            <text:p>0.0650961197912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0.0576386496424675" calcext:value-type="float">
            <text:p>0.0576386496424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0.0718898646533489" calcext:value-type="float">
            <text:p>0.0718898646533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0.107903902977705" calcext:value-type="float">
            <text:p>0.1079039029777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000" calcext:value-type="float">
            <text:p>1000</text:p>
          </table:table-cell>
          <table:table-cell office:value-type="float" office:value="0.0860734634101391" calcext:value-type="float">
            <text:p>0.086073463410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0.0681203134357929" calcext:value-type="float">
            <text:p>0.0681203134357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775127947330475" calcext:value-type="float">
            <text:p>0.0775127947330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0.107524316012859" calcext:value-type="float">
            <text:p>0.1075243160128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997692279517651" calcext:value-type="float">
            <text:p>0.099769227951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DeepPINK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FDP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0830877810716629" calcext:value-type="float">
            <text:p>0.08308778107166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823272602348564" calcext:value-type="float">
            <text:p>0.008232726023486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0.109460683912039" calcext:value-type="float">
            <text:p>0.109460683912039</text:p>
          </table:table-cell>
          <table:table-cell office:value-type="float" office:value="0.996666666666667" calcext:value-type="float">
            <text:p>0.996666666666667</text:p>
          </table:table-cell>
          <table:table-cell office:value-type="float" office:value="0.00316227766016838" calcext:value-type="float">
            <text:p>0.00316227766016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0.0684211883693933" calcext:value-type="float">
            <text:p>0.068421188369393</text:p>
          </table:table-cell>
          <table:table-cell office:value-type="float" office:value="0.996666666666667" calcext:value-type="float">
            <text:p>0.996666666666667</text:p>
          </table:table-cell>
          <table:table-cell office:value-type="float" office:value="0.00316227766016838" calcext:value-type="float">
            <text:p>0.00316227766016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0.0481500498950481" calcext:value-type="float">
            <text:p>0.048150049895048</text:p>
          </table:table-cell>
          <table:table-cell office:value-type="float" office:value="0.96" calcext:value-type="float">
            <text:p>0.96</text:p>
          </table:table-cell>
          <table:table-cell office:value-type="float" office:value="0.0225092573548455" calcext:value-type="float">
            <text:p>0.022509257354846</text:p>
          </table:table-cell>
        </table:table-row>
        <table:table-row table:style-name="ro1">
          <table:table-cell/>
          <table:table-cell table:number-columns-repeated="2" office:value-type="float" office:value="1000" calcext:value-type="float">
            <text:p>1000</text:p>
          </table:table-cell>
          <table:table-cell office:value-type="float" office:value="0.0853146757930517" calcext:value-type="float">
            <text:p>0.085314675793052</text:p>
          </table:table-cell>
          <table:table-cell office:value-type="float" office:value="0.99" calcext:value-type="float">
            <text:p>0.99</text:p>
          </table:table-cell>
          <table:table-cell office:value-type="float" office:value="0.00483045891539648" calcext:value-type="float">
            <text:p>0.004830458915396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0.0722503334283829" calcext:value-type="float">
            <text:p>0.072250333428383</text:p>
          </table:table-cell>
          <table:table-cell office:value-type="float" office:value="0.996666666666667" calcext:value-type="float">
            <text:p>0.996666666666667</text:p>
          </table:table-cell>
          <table:table-cell office:value-type="float" office:value="0.00316227766016838" calcext:value-type="float">
            <text:p>0.00316227766016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118992499634624" calcext:value-type="float">
            <text:p>0.118992499634624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105934990547138" calcext:value-type="float">
            <text:p>0.01059349905471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0.107272149994969" calcext:value-type="float">
            <text:p>0.107272149994969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00707106781186547" calcext:value-type="float">
            <text:p>0.00707106781186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764677863568068" calcext:value-type="float">
            <text:p>0.076467786356807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00421637021355784" calcext:value-type="float">
            <text:p>0.004216370213558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NewDeepPINK 1 extra layer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FDP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0839228376746178" calcext:value-type="float">
            <text:p>0.083922837674618</text:p>
          </table:table-cell>
          <table:table-cell office:value-type="float" office:value="0.963333333333333" calcext:value-type="float">
            <text:p>0.963333333333333</text:p>
          </table:table-cell>
          <table:table-cell office:value-type="float" office:value="0.00567646212197547" calcext:value-type="float">
            <text:p>0.00567646212197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0.105715781450272" calcext:value-type="float">
            <text:p>0.105715781450272</text:p>
          </table:table-cell>
          <table:table-cell office:value-type="float" office:value="0.97" calcext:value-type="float">
            <text:p>0.97</text:p>
          </table:table-cell>
          <table:table-cell office:value-type="float" office:value="0.00737864787372622" calcext:value-type="float">
            <text:p>0.007378647873726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0.0572198890149593" calcext:value-type="float">
            <text:p>0.057219889014959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76698110409314" calcext:value-type="float">
            <text:p>0.01766981104093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0.0804707504808903" calcext:value-type="float">
            <text:p>0.08047075048089</text:p>
          </table:table-cell>
          <table:table-cell office:value-type="float" office:value="0.93" calcext:value-type="float">
            <text:p>0.93</text:p>
          </table:table-cell>
          <table:table-cell office:value-type="float" office:value="0.0242441287279576" calcext:value-type="float">
            <text:p>0.024244128727958</text:p>
          </table:table-cell>
        </table:table-row>
        <table:table-row table:style-name="ro1">
          <table:table-cell/>
          <table:table-cell table:number-columns-repeated="2" office:value-type="float" office:value="1000" calcext:value-type="float">
            <text:p>1000</text:p>
          </table:table-cell>
          <table:table-cell office:value-type="float" office:value="0.0769961655139923" calcext:value-type="float">
            <text:p>0.076996165513992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222111083319436" calcext:value-type="float">
            <text:p>0.02221110833194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NewDeepPINK 2 extra layer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FDP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7T10:37:53.135491379</meta:creation-date>
    <dc:date>2021-08-02T09:35:09.697838353</dc:date>
    <meta:editing-duration>P5DT19H23M2S</meta:editing-duration>
    <meta:editing-cycles>6</meta:editing-cycles>
    <meta:generator>LibreOffice/6.0.7.3$Linux_X86_64 LibreOffice_project/00m0$Build-3</meta:generator>
    <meta:document-statistic meta:table-count="1" meta:cell-count="187" meta:object-count="0"/>
  </office:meta>
</office:document-meta>
</file>